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1.98cm" fo:min-width="8.887cm" fo:padding-top="0.16cm" fo:padding-bottom="0.16cm" fo:padding-left="0.285cm" fo:padding-right="0.285cm" draw:shadow="visible"/>
    </style:style>
    <style:style style:name="gr2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538cm" fo:min-width="8.887cm" fo:padding-top="0.16cm" fo:padding-bottom="0.16cm" fo:padding-left="0.285cm" fo:padding-right="0.285cm" draw:shadow="visible"/>
    </style:style>
    <style:style style:name="gr3" style:family="graphic" style:parent-style-name="standard">
      <style:graphic-properties svg:stroke-width="0.071cm" svg:stroke-color="#000000" draw:marker-start-width="0.413cm" draw:marker-end-width="0.413cm" draw:fill-color="#ffffff" draw:textarea-horizontal-align="justify" draw:textarea-vertical-align="middle" draw:auto-grow-height="false" fo:min-height="0.731cm" fo:min-width="8.887cm" fo:padding-top="0.16cm" fo:padding-bottom="0.16cm" fo:padding-left="0.285cm" fo:padding-right="0.285cm" draw:shadow="visible"/>
    </style:style>
    <style:style style:name="gr4" style:family="graphic" style:parent-style-name="objectwithoutfill">
      <style:graphic-properties draw:stroke="dash" draw:stroke-dash="Fine_20_Dashed" svg:stroke-width="0.071cm" draw:marker-start-width="0.413cm" draw:marker-end="Triangle_20_unfilled" draw:marker-end-width="1.094cm" draw:fill="none" draw:textarea-vertical-align="middle" fo:padding-top="0.16cm" fo:padding-bottom="0.16cm" fo:padding-left="0.285cm" fo:padding-right="0.285cm"/>
    </style:style>
    <style:style style:name="gr5" style:family="graphic" style:parent-style-name="objectwithoutfill">
      <style:graphic-properties draw:stroke="solid" draw:stroke-dash="Fine_20_Dashed" svg:stroke-width="0.071cm" draw:marker-start-width="0.413cm" draw:marker-end="Triangle_20_unfilled" draw:marker-end-width="1.094cm" draw:fill="none" draw:textarea-vertical-align="middle" fo:padding-top="0.16cm" fo:padding-bottom="0.16cm" fo:padding-left="0.285cm" fo:padding-right="0.285cm"/>
    </style:style>
    <style:style style:name="gr6" style:family="graphic" style:parent-style-name="objectwithoutfill">
      <style:graphic-properties draw:stroke="solid" draw:stroke-dash="Fine_20_Dashed" svg:stroke-width="0.071cm" draw:marker-start-width="0.413cm" draw:marker-end="Diamond_20_unfilled" draw:marker-end-width="1.094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tyle="italic" style:font-style-asian="italic" style:font-style-complex="italic"/>
    </style:style>
    <style:style style:name="P6" style:family="paragraph">
      <loext:graphic-properties draw:fill-color="#ffffff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9.457cm" svg:height="2.3cm" svg:x="27.319cm" svg:y="2.143cm">
            <text:p text:style-name="P1"><text:span text:style-name="T1">&lt;&lt;Interface&gt;&gt;</text:span></text:p>
            <text:p text:style-name="P1"><text:span text:style-name="T1">I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7.319cm" svg:y="4.44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7.319cm" svg:y="5.244cm">
            <text:p/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1" draw:text-style-name="P6" draw:layer="layout" svg:width="9.457cm" svg:height="2.3cm" svg:x="27.319cm" svg:y="8.708cm">
            <text:p text:style-name="P5"><text:span text:style-name="T2">Java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7.319cm" svg:y="11.0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7.319cm" svg:y="11.809cm">
            <text:p/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1" draw:text-style-name="P6" draw:layer="layout" svg:width="9.457cm" svg:height="2.3cm" svg:x="27.319cm" svg:y="41.195cm">
            <text:p text:style-name="P5"><text:span text:style-name="T2">TypedJava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7.319cm" svg:y="43.4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7.319cm" svg:y="44.296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1" draw:text-style-name="P6" draw:layer="layout" svg:width="9.457cm" svg:height="2.3cm" svg:x="27.319cm" svg:y="33.309cm">
            <text:p text:style-name="P5"><text:span text:style-name="T2">ModifiedJava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7.319cm" svg:y="35.6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7.319cm" svg:y="36.41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9.457cm" svg:height="2.3cm" svg:x="2.621cm" svg:y="25.427cm">
            <text:p text:style-name="P1"><text:span text:style-name="T1">JavaModifier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.621cm" svg:y="27.7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.621cm" svg:y="28.528cm">
            <text:p text:style-name="P7">+ isAnnotation(): boolean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" draw:text-style-name="P2" draw:layer="layout" svg:width="9.457cm" svg:height="2.3cm" svg:x="20.872cm" svg:y="25.427cm">
            <text:p text:style-name="P1"><text:span text:style-name="T1">JavaAnnotation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0.872cm" svg:y="27.7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0.872cm" svg:y="28.528cm">
            <text:p/>
            <draw:enhanced-geometry svg:viewBox="0 0 21600 21600" draw:type="rectangle" draw:enhanced-path="M 0 0 L 21600 0 21600 21600 0 21600 0 0 Z N"/>
          </draw:custom-shape>
        </draw:g>
        <draw:g xml:id="id4" draw:id="id4">
          <draw:custom-shape draw:style-name="gr1" draw:text-style-name="P6" draw:layer="layout" svg:width="9.457cm" svg:height="2.3cm" svg:x="27.319cm" svg:y="16.19cm">
            <text:p text:style-name="P5"><text:span text:style-name="T2">IdentifiedJava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7.319cm" svg:y="18.4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7.319cm" svg:y="19.291cm">
            <text:p/>
            <draw:enhanced-geometry svg:viewBox="0 0 21600 21600" draw:type="rectangle" draw:enhanced-path="M 0 0 L 21600 0 21600 21600 0 21600 0 0 Z N"/>
          </draw:custom-shape>
        </draw:g>
        <draw:g xml:id="id8" draw:id="id8">
          <draw:custom-shape draw:style-name="gr1" draw:text-style-name="P2" draw:layer="layout" svg:width="9.457cm" svg:height="2.3cm" svg:x="1.644cm" svg:y="41.195cm">
            <text:p text:style-name="P1"><text:span text:style-name="T1">JavaClass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1.644cm" svg:y="43.49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1.644cm" svg:y="44.296cm">
            <text:p/>
            <draw:enhanced-geometry svg:viewBox="0 0 21600 21600" draw:type="rectangle" draw:enhanced-path="M 0 0 L 21600 0 21600 21600 0 21600 0 0 Z N"/>
          </draw:custom-shape>
        </draw:g>
        <draw:g xml:id="id9" draw:id="id9">
          <draw:custom-shape draw:style-name="gr1" draw:text-style-name="P2" draw:layer="layout" svg:width="9.457cm" svg:height="2.3cm" svg:x="12.248cm" svg:y="49.919cm">
            <text:p text:style-name="P1"><text:span text:style-name="T1">JavaField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12.248cm" svg:y="52.2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12.248cm" svg:y="53.02cm">
            <text:p/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1" draw:text-style-name="P2" draw:layer="layout" svg:width="9.457cm" svg:height="2.3cm" svg:x="23.801cm" svg:y="49.919cm">
            <text:p text:style-name="P1"><text:span text:style-name="T1">JavaMethodFragme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9.457cm" svg:height="0.858cm" svg:x="23.801cm" svg:y="52.21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9.457cm" svg:height="1.051cm" svg:x="23.801cm" svg:y="53.02cm">
            <text:p/>
            <draw:enhanced-geometry svg:viewBox="0 0 21600 21600" draw:type="rectangle" draw:enhanced-path="M 0 0 L 21600 0 21600 21600 0 21600 0 0 Z N"/>
          </draw:custom-shape>
        </draw:g>
        <draw:connector draw:style-name="gr4" draw:text-style-name="P8" draw:layer="layout" svg:x1="32.047cm" svg:y1="8.708cm" svg:x2="32.047cm" svg:y2="6.295cm" draw:start-shape="id1" draw:start-glue-point="0" draw:end-shape="id2" draw:end-glue-point="2" svg:d="M32047 8708v-2413" svg:viewBox="0 0 1 2414">
          <text:p/>
        </draw:connector>
        <draw:connector draw:style-name="gr5" draw:text-style-name="P8" draw:layer="layout" draw:line-skew="-3.892cm" svg:x1="7.349cm" svg:y1="25.427cm" svg:x2="32.047cm" svg:y2="12.86cm" draw:start-shape="id3" draw:start-glue-point="0" draw:end-shape="id1" draw:end-glue-point="2" svg:d="M7349 25427v-10076h24698v-2491" svg:viewBox="0 0 24699 12568">
          <text:p/>
        </draw:connector>
        <draw:connector draw:style-name="gr5" draw:text-style-name="P8" draw:layer="layout" svg:x1="32.047cm" svg:y1="16.19cm" svg:x2="32.047cm" svg:y2="12.86cm" draw:start-shape="id4" draw:start-glue-point="0" draw:end-shape="id1" draw:end-glue-point="2" svg:d="M32047 16190v-3330" svg:viewBox="0 0 1 3331">
          <text:p/>
        </draw:connector>
        <draw:connector draw:style-name="gr5" draw:text-style-name="P8" draw:layer="layout" draw:line-skew="-0.547cm" svg:x1="25.6cm" svg:y1="25.427cm" svg:x2="32.047cm" svg:y2="20.342cm" draw:start-shape="id5" draw:start-glue-point="0" draw:end-shape="id4" draw:end-glue-point="2" svg:d="M25600 25427v-2990h6447v-2095" svg:viewBox="0 0 6448 5086">
          <text:p/>
        </draw:connector>
        <draw:connector draw:style-name="gr5" draw:text-style-name="P8" draw:layer="layout" svg:x1="32.047cm" svg:y1="33.309cm" svg:x2="32.047cm" svg:y2="20.342cm" draw:start-shape="id6" draw:end-shape="id4" draw:end-glue-point="2" svg:d="M32047 33309v-12967" svg:viewBox="0 0 1 12968">
          <text:p/>
        </draw:connector>
        <draw:connector draw:style-name="gr5" draw:text-style-name="P8" draw:layer="layout" svg:x1="32.047cm" svg:y1="41.195cm" svg:x2="32.047cm" svg:y2="37.461cm" draw:start-shape="id7" draw:start-glue-point="0" draw:end-shape="id6" draw:end-glue-point="2" svg:d="M32047 41195v-3734" svg:viewBox="0 0 1 3735">
          <text:p/>
        </draw:connector>
        <draw:connector draw:style-name="gr5" draw:text-style-name="P8" draw:layer="layout" svg:x1="6.372cm" svg:y1="41.195cm" svg:x2="32.047cm" svg:y2="37.461cm" draw:start-shape="id8" draw:start-glue-point="0" draw:end-shape="id6" draw:end-glue-point="2" svg:d="M6372 41195v-1767h25675v-1967" svg:viewBox="0 0 25676 3735">
          <text:p/>
        </draw:connector>
        <draw:connector draw:style-name="gr5" draw:text-style-name="P8" draw:layer="layout" svg:x1="16.976cm" svg:y1="49.919cm" svg:x2="32.047cm" svg:y2="45.347cm" draw:start-shape="id9" draw:start-glue-point="0" draw:end-shape="id7" svg:d="M16976 49919v-2186h15071v-2386" svg:viewBox="0 0 15072 4573">
          <text:p/>
        </draw:connector>
        <draw:connector draw:style-name="gr5" draw:text-style-name="P8" draw:layer="layout" svg:x1="28.529cm" svg:y1="49.919cm" svg:x2="32.047cm" svg:y2="45.347cm" draw:start-shape="id10" draw:start-glue-point="0" draw:end-shape="id7" draw:end-glue-point="2" svg:d="M28529 49919v-2186h3518v-2386" svg:viewBox="0 0 3519 4573">
          <text:p/>
        </draw:connector>
        <draw:connector draw:style-name="gr6" draw:text-style-name="P8" draw:layer="layout" draw:line-skew="0.931cm" svg:x1="16.976cm" svg:y1="54.071cm" svg:x2="6.372cm" svg:y2="45.347cm" draw:start-shape="id9" draw:start-glue-point="2" draw:end-shape="id8" draw:end-glue-point="2" svg:d="M16976 54071v1666h-10604v-10390" svg:viewBox="0 0 10605 10391">
          <text:p/>
        </draw:connector>
        <draw:connector draw:style-name="gr6" draw:text-style-name="P8" draw:layer="layout" draw:line-skew="2.201cm" svg:x1="28.529cm" svg:y1="54.071cm" svg:x2="6.372cm" svg:y2="45.347cm" draw:start-shape="id10" draw:start-glue-point="2" draw:end-shape="id8" draw:end-glue-point="2" svg:d="M28529 54071v2936h-22157v-11660" svg:viewBox="0 0 22158 11661">
          <text:p/>
        </draw:connector>
        <draw:connector draw:style-name="gr6" draw:text-style-name="P8" draw:layer="layout" svg:x1="20.872cm" svg:y1="27.503cm" svg:x2="12.078cm" svg:y2="27.503cm" draw:start-shape="id5" draw:start-glue-point="3" draw:end-shape="id3" draw:end-glue-point="1" svg:d="M20872 27503h-8794" svg:viewBox="0 0 8795 1">
          <text:p/>
        </draw:connector>
        <draw:connector draw:style-name="gr6" draw:text-style-name="P8" draw:layer="layout" svg:x1="7.349cm" svg:y1="29.579cm" svg:x2="27.319cm" svg:y2="35.385cm" draw:start-shape="id3" draw:start-glue-point="2" draw:end-shape="id6" draw:end-glue-point="3" svg:d="M7349 29579v5806h19970" svg:viewBox="0 0 19971 5807">
          <text:p/>
        </draw:connector>
        <draw:frame draw:style-name="gr7" draw:text-style-name="P9" draw:layer="layout" svg:width="1.905cm" svg:height="0.962cm" svg:x="18.026cm" svg:y="26.546cm">
          <draw:text-box>
            <text:p text:style-name="P1">0..1</text:p>
          </draw:text-box>
        </draw:frame>
        <draw:frame draw:style-name="gr8" draw:text-style-name="P10" draw:layer="layout" svg:width="3.556cm" svg:height="0.962cm" svg:x="17.14cm" svg:y="27.524cm">
          <draw:text-box>
            <text:p text:style-name="P1">annotation</text:p>
          </draw:text-box>
        </draw:frame>
        <draw:frame draw:style-name="gr7" draw:text-style-name="P9" draw:layer="layout" svg:width="1.905cm" svg:height="0.962cm" svg:x="5.445cm" svg:y="30.137cm">
          <draw:text-box>
            <text:p text:style-name="P1">0..*</text:p>
          </draw:text-box>
        </draw:frame>
        <draw:frame draw:style-name="gr8" draw:text-style-name="P10" draw:layer="layout" svg:width="3.556cm" svg:height="0.962cm" svg:x="7.35cm" svg:y="30.137cm">
          <draw:text-box>
            <text:p text:style-name="P1">modifiers</text:p>
          </draw:text-box>
        </draw:frame>
        <draw:frame draw:style-name="gr7" draw:text-style-name="P9" draw:layer="layout" svg:width="1.905cm" svg:height="0.962cm" svg:x="15.097cm" svg:y="54.367cm">
          <draw:text-box>
            <text:p text:style-name="P1">0..*</text:p>
          </draw:text-box>
        </draw:frame>
        <draw:frame draw:style-name="gr8" draw:text-style-name="P10" draw:layer="layout" svg:width="3.556cm" svg:height="0.962cm" svg:x="17.002cm" svg:y="54.367cm">
          <draw:text-box>
            <text:p text:style-name="P1">fields</text:p>
          </draw:text-box>
        </draw:frame>
        <draw:frame draw:style-name="gr7" draw:text-style-name="P9" draw:layer="layout" svg:width="1.905cm" svg:height="0.962cm" svg:x="26.654cm" svg:y="54.367cm">
          <draw:text-box>
            <text:p text:style-name="P1">0..*</text:p>
          </draw:text-box>
        </draw:frame>
        <draw:frame draw:style-name="gr8" draw:text-style-name="P10" draw:layer="layout" svg:width="3.556cm" svg:height="0.962cm" svg:x="28.559cm" svg:y="54.367cm">
          <draw:text-box>
            <text:p text:style-name="P1">method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6cm" fo:page-height="59.4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ilian Meffert</meta:initial-creator>
    <meta:creation-date>2017-11-27T19:28:19.971768265</meta:creation-date>
    <dc:date>2017-11-27T21:13:11.699108429</dc:date>
    <dc:creator>Maximilian Meffert</dc:creator>
    <meta:editing-duration>PT1H13M48S</meta:editing-duration>
    <meta:editing-cycles>5</meta:editing-cycles>
    <meta:generator>LibreOffice/5.1.6.2$Linux_X86_64 LibreOffice_project/10m0$Build-2</meta:generator>
    <meta:document-statistic meta:object-count="61"/>
  </office:meta>
</office:document-meta>
</file>